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3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Reading1</text:p>
          </table:table-cell>
          <table:table-cell table:style-name="ce1"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Asynch1</text:p>
          </table:table-cell>
          <table:table-cell office:value-type="string" calcext:value-type="string">
            <text:p>Asynch2</text:p>
          </table:table-cell>
          <table:table-cell office:value-type="string" calcext:value-type="string">
            <text:p>Asynch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liott</text:p>
          </table:table-cell>
          <table:table-cell table:style-name="ce1" office:value-type="string" calcext:value-type="string">
            <text:p>Bergerson</text:p>
          </table:table-cell>
          <table:table-cell table:style-name="ce1" office:value-type="string" calcext:value-type="string">
            <text:p>ebergers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3.5/50" office:value-type="float" office:value="0.87" calcext:value-type="float">
            <text:p>0.8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Borovykh</text:p>
          </table:table-cell>
          <table:table-cell table:style-name="ce1" office:value-type="string" calcext:value-type="string">
            <text:p>mborovyk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6.5/50" office:value-type="float" office:value="0.93" calcext:value-type="float">
            <text:p>0.9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Katelyn</text:p>
          </table:table-cell>
          <table:table-cell table:style-name="ce1" office:value-type="string" calcext:value-type="string">
            <text:p>Calvetti</text:p>
          </table:table-cell>
          <table:table-cell table:style-name="ce1" office:value-type="string" calcext:value-type="string">
            <text:p>kcalvett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/50" office:value-type="float" office:value="0.94" calcext:value-type="float">
            <text:p>0.9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text:p>wchamb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Chen</text:p>
          </table:table-cell>
          <table:table-cell table:style-name="ce1" office:value-type="string" calcext:value-type="string">
            <text:p>rchen2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xy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lclark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6/50" office:value-type="float" office:value="0.92" calcext:value-type="float">
            <text:p>0.9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Nadia Alexandria</text:p>
          </table:table-cell>
          <table:table-cell table:style-name="ce1" office:value-type="string" calcext:value-type="string">
            <text:p>Contreras</text:p>
          </table:table-cell>
          <table:table-cell table:style-name="ce1" office:value-type="string" calcext:value-type="string">
            <text:p>ncontre1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De La Rosa</text:p>
          </table:table-cell>
          <table:table-cell table:style-name="ce1" office:value-type="string" calcext:value-type="string">
            <text:p>tdelaros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Echeverri</text:p>
          </table:table-cell>
          <table:table-cell table:style-name="ce1" office:value-type="string" calcext:value-type="string">
            <text:p>eechever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Foster</text:p>
          </table:table-cell>
          <table:table-cell table:style-name="ce1" office:value-type="string" calcext:value-type="string">
            <text:p>jfoster1@poets.whittier.edu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38/50" office:value-type="float" office:value="0.76" calcext:value-type="float">
            <text:p>0.7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Aaron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4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4/50" office:value-type="float" office:value="0.88" calcext:value-type="float">
            <text:p>0.8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att</text:p>
          </table:table-cell>
          <table:table-cell table:style-name="ce1" office:value-type="string" calcext:value-type="string">
            <text:p>Helguera</text:p>
          </table:table-cell>
          <table:table-cell table:style-name="ce1" office:value-type="string" calcext:value-type="string">
            <text:p>mhelgu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.5/50" office:value-type="float" office:value="0.95" calcext:value-type="float">
            <text:p>0.9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Householder</text:p>
          </table:table-cell>
          <table:table-cell table:style-name="ce1" office:value-type="string" calcext:value-type="string">
            <text:p>ahouseho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Jasmin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jmarron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0.5/50" office:value-type="float" office:value="0.81" calcext:value-type="float">
            <text:p>0.8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Kiyoshi</text:p>
          </table:table-cell>
          <table:table-cell table:style-name="ce1" office:value-type="string" calcext:value-type="string">
            <text:p>Matsuoka</text:p>
          </table:table-cell>
          <table:table-cell table:style-name="ce1" office:value-type="string" calcext:value-type="string">
            <text:p>kmatsuok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46/50" office:value-type="float" office:value="0.92" calcext:value-type="float">
            <text:p>0.9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eslein</text:p>
          </table:table-cell>
          <table:table-cell table:style-name="ce1" office:value-type="string" calcext:value-type="string">
            <text:p>mmoesle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Scout</text:p>
          </table:table-cell>
          <table:table-cell table:style-name="ce1" office:value-type="string" calcext:value-type="string">
            <text:p>Mucher</text:p>
          </table:table-cell>
          <table:table-cell table:style-name="ce1" office:value-type="string" calcext:value-type="string">
            <text:p>amuch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Portillo</text:p>
          </table:table-cell>
          <table:table-cell table:style-name="ce1" office:value-type="string" calcext:value-type="string">
            <text:p>eportill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framirez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Romero</text:p>
          </table:table-cell>
          <table:table-cell table:style-name="ce1" office:value-type="string" calcext:value-type="string">
            <text:p>aromero5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Salazar</text:p>
          </table:table-cell>
          <table:table-cell table:style-name="ce1" office:value-type="string" calcext:value-type="string">
            <text:p>ssalaza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2" table:style-name="ce1" office:value-type="string" calcext:value-type="string">
            <text:p>Santana</text:p>
          </table:table-cell>
          <table:table-cell table:style-name="ce1" office:value-type="string" calcext:value-type="string">
            <text:p>esantana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Nadine</text:p>
          </table:table-cell>
          <table:table-cell table:style-name="ce1" office:value-type="string" calcext:value-type="string">
            <text:p>Syed Jefri</text:p>
          </table:table-cell>
          <table:table-cell table:style-name="ce1" office:value-type="string" calcext:value-type="string">
            <text:p>nsyedjef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.5/50" office:value-type="float" office:value="0.99" calcext:value-type="float">
            <text:p>0.9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Gabriella</text:p>
          </table:table-cell>
          <table:table-cell table:style-name="ce1" office:value-type="string" calcext:value-type="string">
            <text:p>Tellez</text:p>
          </table:table-cell>
          <table:table-cell table:style-name="ce1" office:value-type="string" calcext:value-type="string">
            <text:p>gtellez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0/50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Sabrina</text:p>
          </table:table-cell>
          <table:table-cell table:style-name="ce1" office:value-type="string" calcext:value-type="string">
            <text:p>Van Beek</text:p>
          </table:table-cell>
          <table:table-cell table:style-name="ce1" office:value-type="string" calcext:value-type="string">
            <text:p>svanbeek@poets.whittier.edu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1:29:09.592408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22:45:50</meta:creation-date>
    <meta:initial-creator>Unknown Creator</meta:initial-creator>
    <dc:language>en-US</dc:language>
    <dc:date>2021-02-12T21:41:01.552951058</dc:date>
    <meta:editing-cycles>103</meta:editing-cycles>
    <dc:title>Untitled Spreadsheet</dc:title>
    <meta:editing-duration>P1DT5H47M59S</meta:editing-duration>
    <meta:generator>LibreOffice/7.0.4.2$Linux_X86_64 LibreOffice_project/00$Build-2</meta:generator>
    <meta:document-statistic meta:table-count="1" meta:cell-count="260" meta:object-count="0"/>
    <meta:user-defined meta:name="AppVersion">15.0000</meta:user-defined>
    <meta:user-defined meta:name="Company">Microsoft Corporation</meta:user-defined>
  </office:meta>
</office:document-meta>
</file>